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BB0000006DC869529A.jpg"/>
  <manifest:file-entry manifest:media-type="image/gif" manifest:full-path="Pictures/100000000000014D0000001BC66493B6.g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ndale Mono" svg:font-family="'Andale Mono'" style:font-pitch="fixed"/>
    <style:font-face style:name="AppleLiSungLight" svg:font-family="AppleLiSungLight" style:font-pitch="variable"/>
    <style:font-face style:name="HoeflerText" svg:font-family="HoeflerTex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color="#333333" style:font-name="Andale Mono" fo:font-size="44pt" style:font-size-asian="44pt" style:font-size-complex="44pt"/>
    </style:style>
    <style:style style:name="P3" style:family="paragraph" style:parent-style-name="Standard">
      <style:paragraph-properties fo:text-align="end" style:justify-single-word="false"/>
      <style:text-properties fo:color="#333333" style:font-name="Andale Mono" fo:font-size="24pt" style:font-size-asian="24pt" style:font-size-complex="24pt"/>
    </style:style>
    <style:style style:name="P4" style:family="paragraph" style:parent-style-name="Standard">
      <style:paragraph-properties fo:text-align="center" style:justify-single-word="false"/>
      <style:text-properties fo:color="#333333" style:font-name="Andale Mono" fo:font-size="24pt" style:font-size-asian="24pt" style:font-size-complex="24pt"/>
    </style:style>
    <style:style style:name="P5" style:family="paragraph" style:parent-style-name="Standard">
      <style:paragraph-properties fo:text-align="center" style:justify-single-word="false"/>
      <style:text-properties fo:color="#4c4c4c" style:font-name="Andale Mono" fo:font-size="44pt" style:font-size-asian="44pt" style:font-size-complex="44pt"/>
    </style:style>
    <style:style style:name="P6" style:family="paragraph" style:parent-style-name="Standard">
      <style:paragraph-properties fo:text-align="center" style:justify-single-word="false"/>
      <style:text-properties fo:color="#000000" style:font-name="HoeflerText" fo:font-size="28pt" style:font-size-asian="28pt" style:font-size-complex="28pt"/>
    </style:style>
    <style:style style:name="P7" style:family="paragraph" style:parent-style-name="Standard">
      <style:paragraph-properties fo:text-align="end" style:justify-single-word="false"/>
      <style:text-properties fo:color="#000000" style:font-name="HoeflerText" fo:font-size="28pt" style:font-size-asian="28pt" style:font-size-complex="28pt"/>
    </style:style>
    <style:style style:name="P8" style:family="paragraph">
      <style:paragraph-properties fo:text-align="center"/>
    </style:style>
    <style:style style:name="T1" style:family="text">
      <style:text-properties style:text-position="sub 58%"/>
    </style:style>
    <style:style style:name="T2" style:family="text">
      <style:text-properties fo:color="#333333" style:font-name="Andale Mono" fo:font-size="24pt" style:font-size-asian="24pt" style:font-size-complex="24pt"/>
    </style:style>
    <style:style style:name="T3" style:family="text">
      <style:text-properties fo:color="#333333" style:font-name="Andale Mono" fo:font-size="20pt" style:font-size-asian="20pt" style:font-size-complex="20pt"/>
    </style:style>
    <style:style style:name="T4" style:family="text">
      <style:text-properties style:font-name="AppleLiSungLight" fo:font-size="24pt" fo:font-style="normal" style:font-size-asian="24pt" style:font-style-asian="normal" style:font-size-complex="24pt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="solid" draw:fill-color="#808080" draw:opacity="30%" draw:textarea-horizontal-align="center" draw:textarea-vertical-align="middle" draw:shadow-opacity="3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draw:fill="solid" draw:fill-color="#808000" draw:opacity="30%" draw:textarea-horizontal-align="center" draw:textarea-vertical-align="middle" draw:shadow-opacity="3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1"/>
      <text:p text:style-name="Standard"/>
      <text:p text:style-name="P4"><draw:frame draw:style-name="fr1" draw:name="graphics3" text:anchor-type="paragraph" svg:x="0cm" svg:y="0.123cm" svg:width="21.001cm" svg:height="3.274cm" draw:z-index="0"><draw:image xlink:href="Pictures/10000000000002BB0000006DC869529A.jpg" xlink:type="simple" xlink:show="embed" xlink:actuate="onLoad"/></draw:frame><draw:rect text:anchor-type="paragraph" draw:z-index="1" draw:style-name="gr1" draw:text-style-name="P8" svg:width="21cm" svg:height="8.201cm" svg:x="0cm" svg:y="-13.483cm"><text:p/></draw:rect></text:p>
      <text:p text:style-name="P2"/>
      <text:p text:style-name="P2"/>
      <text:p text:style-name="P2"/>
      <text:p text:style-name="P5">Ehcache<text:line-break/>Guide &amp; Reference<text:line-break/><text:span text:style-name="T1">Version 1.7</text:span></text:p>
      <text:p text:style-name="P6"><text:s text:c="39"/></text:p>
      <text:p text:style-name="P6"/>
      <text:p text:style-name="P6"/>
      <text:p text:style-name="P6"><draw:frame draw:style-name="fr1" draw:name="graphics1" text:anchor-type="paragraph" svg:x="11.368cm" svg:y="0.82cm" svg:width="8.811cm" svg:height="0.714cm" draw:z-index="3"><draw:image xlink:href="Pictures/100000000000014D0000001BC66493B6.gif" xlink:type="simple" xlink:show="embed" xlink:actuate="onLoad"/></draw:frame><draw:rect text:anchor-type="paragraph" draw:z-index="2" draw:style-name="gr2" draw:text-style-name="P8" svg:width="21cm" svg:height="8.201cm" svg:x="0cm" svg:y="1.76cm"><text:p/></draw:rect></text:p>
      <text:p text:style-name="P3"><text:s/></text:p>
      <text:p text:style-name="P3"/>
      <text:p text:style-name="P3"/>
      <text:p text:style-name="P3"/>
      <text:p text:style-name="P7"><text:span text:style-name="T2">Greg Luck <text:s/><text:line-break/>Founder Ehcache</text:span><text:span text:style-name="T4"> <text:s/></text:span><text:s text:c="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ndale Mono" svg:font-family="'Andale Mono'" style:font-pitch="fixed"/>
    <style:font-face style:name="AppleLiSungLight" svg:font-family="AppleLiSungLight" style:font-pitch="variable"/>
    <style:font-face style:name="HoeflerText" svg:font-family="HoeflerTex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font-size-asian="12pt" style:language-asian="en" style:country-asian="AU" style:font-size-complex="12pt" style:language-complex="en" style:country-complex="AU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n" fo:country="AU" style:font-name-asian="Tahoma" style:font-size-asian="12pt" style:language-asian="en" style:country-asian="AU" style:font-name-complex="Tahoma" style:font-size-complex="12pt" style:language-complex="en" style:country-complex="AU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NeoOffice/3.0$Unix OpenOffice.org_project/Patch 7</meta:generator>
    <meta:initial-creator>Greg Luck</meta:initial-creator>
    <meta:creation-date>2007-04-17T14:47:50</meta:creation-date>
    <dc:date>2009-10-19T17:34:06</dc:date>
    <dc:language>en-AU</dc:language>
    <meta:editing-cycles>10</meta:editing-cycles>
    <meta:editing-duration>PT23H35M11S</meta:editing-duration>
    <meta:document-statistic meta:table-count="0" meta:image-count="2" meta:object-count="0" meta:page-count="1" meta:paragraph-count="4" meta:word-count="10" meta:character-count="108"/>
    <meta:user-defined meta:name="Info 1"/>
    <meta:user-defined meta:name="Info 2"/>
    <meta:user-defined meta:name="Info 3"/>
    <meta:user-defined meta:name="Info 4"/>
  </office:meta>
</office:document-meta>
</file>